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BB50000014D05DD584B71C48E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officeooo:paragraph-rsid="00201c01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officeooo:paragraph-rsid="0020ffbc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201c01" style:font-name-asian="Webdings" style:font-size-asian="10pt" style:font-name-complex="Webdings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paragraph-rsid="0020ffbc" style:font-name-asian="Webdings" style:font-size-asian="10pt" style:font-name-complex="Webdings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20ffbc" officeooo:paragraph-rsid="0020ffbc" style:font-name-asian="Webdings" style:font-size-asian="10pt" style:font-weight-asian="bold" style:font-name-complex="Webdings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1d5d14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201c0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20ffbc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18046b" style:font-name-asian="Webdings" style:font-size-asian="16pt" style:font-name-complex="Webdings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201c01" style:font-name-asian="Webdings" style:font-size-asian="16pt" style:font-name-complex="Webdings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20ffbc" style:font-name-asian="Webdings" style:font-size-asian="16pt" style:font-name-complex="Webdings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1d5d14" style:font-name-asian="Webdings" style:font-size-asian="9pt" style:font-name-complex="Webdings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01c01" style:font-name-asian="Webdings" style:font-size-asian="9pt" style:font-name-complex="Webdings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0ffbc" style:font-name-asian="Webdings" style:font-size-asian="9pt" style:font-name-complex="Webdings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201c01" style:font-name-asian="Webdings" style:font-size-asian="9pt" style:font-name-complex="Webdings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20ffbc" style:font-name-asian="Webdings" style:font-size-asian="9pt" style:font-name-complex="Webdings" style:font-size-complex="9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21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d5d14" officeooo:paragraph-rsid="001d5d14" style:font-name-asian="Webdings" style:font-size-asian="7pt" style:font-name-complex="Webdings" style:font-size-complex="7pt"/>
    </style:style>
    <style:style style:name="P22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201c01" officeooo:paragraph-rsid="00201c01" style:font-name-asian="Webdings" style:font-size-asian="7pt" style:font-name-complex="Webdings" style:font-size-complex="7pt"/>
    </style:style>
    <style:style style:name="P23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201c01" officeooo:paragraph-rsid="0020ffbc" style:font-name-asian="Webdings" style:font-size-asian="7pt" style:font-name-complex="Webdings" style:font-size-complex="7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" fo:font-size="8pt" officeooo:paragraph-rsid="00201c01" style:font-size-asian="8pt" style:font-size-complex="8pt"/>
    </style:style>
    <style:style style:name="P25" style:family="paragraph" style:parent-style-name="Standard">
      <style:paragraph-properties fo:text-align="center" style:justify-single-word="false" fo:padding-left="0.0201in" fo:padding-right="0.0201in" fo:padding-top="0.0799in" fo:padding-bottom="0.0799in" fo:border="0.99pt solid #ff0000" style:shadow="none" style:writing-mode="page"/>
      <style:text-properties fo:color="#ff0000" style:font-name="Arial" fo:font-size="10pt" fo:font-weight="bold" officeooo:rsid="0020ffbc" officeooo:paragraph-rsid="0020ffbc" style:font-name-asian="Webdings" style:font-size-asian="10pt" style:font-weight-asian="bold" style:font-name-complex="Webdings" style:font-size-complex="10pt" style:font-weight-complex="bold"/>
    </style:style>
    <style:style style:name="P26" style:family="paragraph" style:parent-style-name="Standard">
      <style:paragraph-properties fo:margin-top="0in" fo:margin-bottom="0.0598in" loext:contextual-spacing="false" fo:text-align="center" style:justify-single-word="false" fo:padding-left="0.0201in" fo:padding-right="0.0201in" fo:padding-top="0.0799in" fo:padding-bottom="0.0799in" fo:border="0.99pt solid #ff0000" style:shadow="none" style:writing-mode="page"/>
      <style:text-properties fo:color="#ff0000" style:font-name="Arial" fo:font-size="12pt" style:text-underline-style="none" fo:font-weight="bold" officeooo:rsid="0020ffbc" officeooo:paragraph-rsid="0020ffbc" style:font-name-asian="Webdings" style:font-size-asian="12pt" style:font-weight-asian="bold" style:font-name-complex="Webdings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20ffbc" style:font-name-asian="Webdings" style:font-size-asian="9pt" style:font-name-complex="Webdings" style:font-size-complex="9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0ffbc" style:font-name-asian="Webdings" style:font-size-asian="9pt" style:font-name-complex="Webdings" style:font-size-complex="9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9pt" officeooo:rsid="00237dba" officeooo:paragraph-rsid="00237dba" style:font-name-asian="Webdings" style:font-size-asian="9pt" style:font-name-complex="Webdings" style:font-size-complex="9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3pt" fo:font-weight="bold" officeooo:rsid="001d765a" officeooo:paragraph-rsid="00237dba" style:font-size-asian="13pt" style:font-weight-asian="bold" style:font-size-complex="13pt" style:font-weight-complex="bold"/>
    </style:style>
    <style:style style:name="P32" style:family="paragraph" style:parent-style-name="Standard" style:master-page-name="">
      <loext:graphic-properties draw:fill="none"/>
      <style:paragraph-properties fo:margin-left="0.1252in" fo:margin-right="0.1252in" fo:text-align="center" style:justify-single-word="false" fo:text-indent="0in" style:auto-text-indent="false" style:page-number="auto" fo:background-color="transparent"/>
      <style:text-properties style:font-name="Arial" fo:font-size="7pt" officeooo:rsid="001d5d14" officeooo:paragraph-rsid="00237dba" style:font-name-asian="Webdings" style:font-size-asian="7pt" style:font-name-complex="Webdings" style:font-size-complex="7pt"/>
    </style:style>
    <style:style style:name="T1" style:family="text">
      <style:text-properties officeooo:rsid="00201c01"/>
    </style:style>
    <style:style style:name="T2" style:family="text">
      <style:text-properties officeooo:rsid="0020ffbc"/>
    </style:style>
    <style:style style:name="T3" style:family="text">
      <style:text-properties officeooo:rsid="0022e62d"/>
    </style:style>
    <style:style style:name="T4" style:family="text">
      <style:text-properties officeooo:rsid="001efd75"/>
    </style:style>
    <style:style style:name="T5" style:family="text">
      <style:text-properties officeooo:rsid="001ef7ad"/>
    </style:style>
    <style:style style:name="T6" style:family="text">
      <style:text-properties officeooo:rsid="00237dba"/>
    </style:style>
    <style:style style:name="T7" style:family="text">
      <style:text-properties officeooo:rsid="001d765a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y="0.4in" svg:width="3in" svg:height="0.3299in" draw:z-index="0"><draw:image xlink:href="Pictures/1000020100000BB50000014D05DD584B71C48E3D.png" xlink:type="simple" xlink:show="embed" xlink:actuate="onLoad"/></draw:frame></text:p>
      <text:p text:style-name="P3"/>
      <text:p text:style-name="P3"/>
      <text:p text:style-name="P3"/>
      <text:p text:style-name="P3"/>
      <text:p text:style-name="P31">Modular Signaling System<text:line-break/><text:span text:style-name="T6">Cascade</text:span> <text:span text:style-name="T5">Module</text:span></text:p>
      <text:p text:style-name="P6"/>
      <text:p text:style-name="P32"><text:span text:style-name="T7">The MSS-CASCADE is a fully integrated module implementing the Module Signaling System (MSS) cascade function, providing </text:span>simple ABS signal functionality at a block boundary<text:span text:style-name="T7">. <text:s/>It contains the block detection circuitry, optical detector, MSS bus logic, and LED signal drivers.</text:span></text:p>
      <text:p text:style-name="P16"/>
      <text:p text:style-name="P7">$<text:span text:style-name="T6">99</text:span></text:p>
      <text:p text:style-name="P29"/>
      <text:p text:style-name="P13">M<text:span text:style-name="T6">SS-CASCADE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5.3.3.2$Linux_X86_64 LibreOffice_project/30m0$Build-2</meta:generator>
    <dc:date>2017-06-16T12:44:21.034909633</dc:date>
    <meta:editing-duration>PT46M7S</meta:editing-duration>
    <meta:editing-cycles>22</meta:editing-cycles>
    <meta:printed-by>Michael Petersen</meta:printed-by>
    <meta:print-date>2013-04-28T09:34:21</meta:print-date>
    <meta:document-statistic meta:table-count="0" meta:image-count="1" meta:object-count="0" meta:page-count="1" meta:paragraph-count="4" meta:word-count="46" meta:character-count="326" meta:non-whitespace-character-count="283"/>
  </office:meta>
</office:document-meta>
</file>